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Header</text:p>
          </table:table-cell>
          <table:table-cell office:value-type="string" calcext:value-type="string">
            <text:p>Column 1</text:p>
          </table:table-cell>
          <table:table-cell office:value-type="string" calcext:value-type="string">
            <text:p>Column 2</text:p>
          </table:table-cell>
          <table:table-cell/>
          <table:table-cell office:value-type="string" calcext:value-type="string">
            <text:p>Column 4</text:p>
          </table:table-cell>
          <table:table-cell/>
          <table:table-cell office:value-type="string" calcext:value-type="string">
            <text:p>Column 6</text:p>
          </table:table-cell>
        </table:table-row>
        <table:table-row table:style-name="ro1">
          <table:table-cell office:value-type="string" calcext:value-type="string">
            <text:p>Row 1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string" calcext:value-type="string">
            <text:p>Row 2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float" office:value="12" calcext:value-type="float">
            <text:p>1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DemiLight" svg:font-family="'Noto Sans CJK SC DemiLight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DemiLight" style:font-family-asian="'Noto Sans CJK SC DemiLight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3">00/00/0000</text:date>, <text:time style:data-style-name="N2" text:time-value="22:34:30.93023672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iane Trout</meta:initial-creator>
    <meta:creation-date>2017-06-13T13:19:58.953267924</meta:creation-date>
    <dc:date>2019-02-23T22:34:46.031424069</dc:date>
    <dc:creator>Diane Trout</dc:creator>
    <meta:editing-duration>PT1M16S</meta:editing-duration>
    <meta:editing-cycles>2</meta:editing-cycles>
    <meta:generator>LibreOffice/6.1.5.2$Linux_X86_64 LibreOffice_project/10$Build-2</meta:generator>
    <meta:document-statistic meta:table-count="1" meta:cell-count="15" meta:object-count="0"/>
  </office:meta>
</office:document-meta>
</file>